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style:font-name="monospace" loext:padding="0cm" loext:border="none"/>
    </style:style>
    <style:style style:name="P2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monospace" loext:padding="0cm" loext:border="none"/>
    </style:style>
    <style:style style:name="P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monospace" officeooo:paragraph-rsid="0002f3af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</style:style>
    <style:style style:name="P5" style:family="paragraph" style:parent-style-name="Standard">
      <style:text-properties officeooo:rsid="0002f3af" officeooo:paragraph-rsid="0002f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getSquaredDistance(point1, point2):</text:p>
      <text:p text:style-name="Standard"><text:s text:c="4"/>return round(((point2[0] - point1[0])**2 + (point2[1] - point1[1])**2),4)</text:p>
      <text:p text:style-name="Standard"/>
      <text:p text:style-name="Standard">def getDistanceFromPoints(centroids, datapoints):</text:p>
      <text:p text:style-name="Standard"><text:s text:c="4"/>distance_from_cluster = [] <text:s text:c="4"/># [cluster1_distances, cluster2_distances,...]</text:p>
      <text:p text:style-name="Standard"><text:s text:c="4"/>intermediate_result = []</text:p>
      <text:p text:style-name="Standard"><text:s text:c="4"/>for i in centroids:</text:p>
      <text:p text:style-name="Standard"><text:s text:c="8"/>for j in datapoints:</text:p>
      <text:p text:style-name="Standard"><text:s text:c="12"/>intermediate_result.append(getSquaredDistance(i,j))</text:p>
      <text:p text:style-name="Standard"><text:s text:c="8"/>distance_from_cluster.append(intermediate_result)</text:p>
      <text:p text:style-name="Standard"><text:s text:c="8"/>intermediate_result = [] <text:s text:c="2"/># reset intermediate_result as empty list</text:p>
      <text:p text:style-name="Standard"><text:s text:c="4"/>return distance_from_cluster</text:p>
      <text:p text:style-name="Standard"/>
      <text:p text:style-name="Standard"/>
      <text:p text:style-name="Standard">def printResult(centroids, point_to_cluster_mapping):</text:p>
      <text:p text:style-name="Standard"><text:s text:c="4"/>for i in range(len(centroids)):</text:p>
      <text:p text:style-name="Standard"><text:s text:c="8"/>print("Centroid",i,centroids[i])</text:p>
      <text:p text:style-name="Standard"><text:s text:c="4"/>for i in point_to_cluster_mapping:</text:p>
      <text:p text:style-name="Standard"><text:s text:c="8"/>print("Point: ",i,"Cluster:",point_to_cluster_mapping[i])</text:p>
      <text:p text:style-name="Standard"/>
      <text:p text:style-name="Standard">def kmeansclustering(centroids, datapoints):</text:p>
      <text:p text:style-name="Standard"><text:s text:c="4"/>'''</text:p>
      <text:p text:style-name="Standard"><text:s text:c="4"/>Driver code for K-Means clustering</text:p>
      <text:p text:style-name="Standard"><text:s text:c="4"/>'''</text:p>
      <text:p text:style-name="Standard"><text:s text:c="4"/>k = len(centroids)</text:p>
      <text:p text:style-name="Standard"><text:s text:c="4"/>distance_from_cluster = getDistanceFromPoints(centroids, datapoints) # [cluster1_distances, cluster2_distances,...]</text:p>
      <text:p text:style-name="Standard"><text:s text:c="4"/></text:p>
      <text:p text:style-name="Standard"><text:s text:c="4"/></text:p>
      <text:p text:style-name="Standard"><text:s text:c="4"/># assign each datapoint to the nearest cluster</text:p>
      <text:p text:style-name="Standard"><text:s text:c="4"/></text:p>
      <text:p text:style-name="Standard"><text:s text:c="4"/>point_to_cluster_mapping = {} <text:s text:c="2"/># point -&gt; cluster</text:p>
      <text:p text:style-name="Standard"><text:s text:c="4"/>max_valued_cluster = 0</text:p>
      <text:p text:style-name="Standard"><text:s text:c="4"/>for i in range(len(datapoints)):</text:p>
      <text:p text:style-name="Standard"><text:s text:c="8"/>point_to_cluster_mapping[i] = None <text:s/># initial mapping as None</text:p>
      <text:p text:style-name="Standard"><text:s text:c="8"/>for cluster in range(len(centroids)):</text:p>
      <text:p text:style-name="Standard"><text:s text:c="12"/>if distance_from_cluster[cluster][i] &lt; distance_from_cluster[max_valued_cluster][i]:</text:p>
      <text:p text:style-name="Standard"><text:s text:c="16"/>max_valued_cluster = cluster</text:p>
      <text:p text:style-name="Standard"><text:s text:c="8"/>point_to_cluster_mapping[i] = max_valued_cluster</text:p>
      <text:p text:style-name="Standard"><text:s text:c="4"/></text:p>
      <text:p text:style-name="Standard"><text:s text:c="4"/># compute new centroids by averaging with new points</text:p>
      <text:p text:style-name="Standard"><text:s text:c="4"/>cluster_counter = 0 <text:s text:c="6"/># [cluster1_new_elements_added, cluster2_new_elements_added...]</text:p>
      <text:p text:style-name="Standard"><text:s text:c="4"/>for i in range(len(centroids)):</text:p>
      <text:p text:style-name="Standard"><text:s text:c="8"/>for j in point_to_cluster_mapping:</text:p>
      <text:p text:style-name="Standard"><text:s text:c="12"/>if point_to_cluster_mapping[j] == i:</text:p>
      <text:p text:style-name="Standard"><text:s text:c="16"/>centroids[i][0] += datapoints[j][0] <text:s text:c="2"/># x-coordinate adding</text:p>
      <text:p text:style-name="Standard"><text:s text:c="16"/>centroids[i][1] += datapoints[j][1] <text:s text:c="2"/># y-coordinate adding</text:p>
      <text:p text:style-name="Standard"><text:s text:c="16"/>cluster_counter += 1</text:p>
      <text:p text:style-name="Standard"><text:s text:c="8"/>if cluster_counter != 0:</text:p>
      <text:p text:style-name="Standard"><text:s text:c="12"/>centroids[i][0] = round(centroids[i][0]/cluster_counter,4)</text:p>
      <text:p text:style-name="Standard"><text:s text:c="12"/>centroids[i][1] = round(centroids[i][1]/cluster_counter,4)</text:p>
      <text:p text:style-name="Standard"><text:s text:c="12"/>cluster_counter = 0</text:p>
      <text:p text:style-name="Standard"><text:soft-page-break/><text:s text:c="8"/></text:p>
      <text:p text:style-name="Standard"><text:s text:c="4"/>printResult(centroids, point_to_cluster_mapping)</text:p>
      <text:p text:style-name="Standard"><text:s text:c="4"/>return centroids</text:p>
      <text:p text:style-name="Standard"/>
      <text:p text:style-name="Standard"/>
      <text:p text:style-name="Standard">def kmeans_iterator(centroids, datapoints):</text:p>
      <text:p text:style-name="Standard"><text:s text:c="4"/>old_centroids = centroids</text:p>
      <text:p text:style-name="Standard"><text:s text:c="4"/>new_centroids = centroids</text:p>
      <text:p text:style-name="Standard"><text:s text:c="4"/>iteration = 0</text:p>
      <text:p text:style-name="Standard"><text:s text:c="4"/></text:p>
      <text:p text:style-name="Standard"><text:s text:c="4"/>while iteration != 15:</text:p>
      <text:p text:style-name="Standard"><text:s text:c="8"/>iteration += 1</text:p>
      <text:p text:style-name="Standard"><text:s text:c="8"/>print("\nIteration ", iteration)</text:p>
      <text:p text:style-name="Standard"><text:s text:c="8"/>old_centroidnormalizations = new_centroids</text:p>
      <text:p text:style-name="Standard"><text:s text:c="8"/>new_centroids = kmeansclustering(new_centroids, datapoints) <text:s/></text:p>
      <text:p text:style-name="Standard"/>
      <text:p text:style-name="Standard"/>
      <text:p text:style-name="Standard">centroids = [[2,10], [5,8], [1,2]]</text:p>
      <text:p text:style-name="Standard">datapoints = [[2,10], [2,5], [8,4], [5,8], [7,5], [6,4], [1,2], [4,9]]</text:p>
      <text:p text:style-name="Standard"/>
      <text:p text:style-name="Standard"/>
      <text:p text:style-name="Standard">kmeans_iterator(centroids, datapoints)</text:p>
      <text:p text:style-name="Standard"/>
      <text:p text:style-name="P5">OUTPUT:</text:p>
      <text:p text:style-name="P5"/>
      <text:p text:style-name="P5"/>
      <text:p text:style-name="P1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4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4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<text:soft-page-break/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8</text:p>
      <text:p text:style-name="P2">Centroid 0 [4.0, 20.0]</text:p>
      <text:p text:style-name="P2"><text:soft-page-break/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><text:soft-page-break/></text:p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4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<text:soft-page-break/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<text:soft-page-break/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<text:soft-page-break/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<text:soft-page-break/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<text:soft-page-break/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<text:soft-page-break/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<text:soft-page-break/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<text:soft-page-break/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<text:soft-page-break/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<text:soft-page-break/></text:p>
      <text:p text:style-name="P2"/>
      <text:p text:style-name="P3">Iteration <text:s/>1</text:p>
      <text:p text:style-name="P3">Centroid 0 [4.0, 20.0]</text:p>
      <text:p text:style-name="P3">Centroid 1 [7.0, 7.6]</text:p>
      <text:p text:style-name="P3">Centroid 2 [2.0, 4.5]</text:p>
      <text:p text:style-name="P3">Point: <text:s/>0 Cluster: 0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1</text:p>
      <text:p text:style-name="P3"/>
      <text:p text:style-name="P3">Iteration <text:s/>2</text:p>
      <text:p text:style-name="P3">Centroid 0 [4.0, 20.0]</text:p>
      <text:p text:style-name="P3">Centroid 1 [7.4, 7.52]</text:p>
      <text:p text:style-name="P3">Centroid 2 [2.3333, 7.166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1</text:p>
      <text:p text:style-name="P3"/>
      <text:p text:style-name="P3">Iteration <text:s/>3</text:p>
      <text:p text:style-name="P3">Centroid 0 [4.0, 20.0]</text:p>
      <text:p text:style-name="P3">Centroid 1 [8.35, 7.13]</text:p>
      <text:p text:style-name="P3">Centroid 2 [2.8333, 8.291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/>
      <text:p text:style-name="P3">Iteration <text:s/>1</text:p>
      <text:p text:style-name="P3">Centroid 0 [4.0, 20.0]</text:p>
      <text:p text:style-name="P3">Centroid 1 [7.0, 7.6]</text:p>
      <text:p text:style-name="P3">Centroid 2 [2.0, 4.5]</text:p>
      <text:p text:style-name="P3">Point: <text:s/>0 Cluster: 0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1</text:p>
      <text:p text:style-name="P3"/>
      <text:p text:style-name="P3">Iteration <text:s/>2</text:p>
      <text:p text:style-name="P3">Centroid 0 [4.0, 20.0]</text:p>
      <text:p text:style-name="P3">Centroid 1 [7.4, 7.52]</text:p>
      <text:p text:style-name="P3">Centroid 2 [2.3333, 7.166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<text:soft-page-break/>Point: <text:s/>6 Cluster: 2</text:p>
      <text:p text:style-name="P3">Point: <text:s/>7 Cluster: 1</text:p>
      <text:p text:style-name="P3"/>
      <text:p text:style-name="P3">Iteration <text:s/>3</text:p>
      <text:p text:style-name="P3">Centroid 0 [4.0, 20.0]</text:p>
      <text:p text:style-name="P3">Centroid 1 [8.35, 7.13]</text:p>
      <text:p text:style-name="P3">Centroid 2 [2.8333, 8.291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4</text:p>
      <text:p text:style-name="P3">Centroid 0 [4.0, 20.0]</text:p>
      <text:p text:style-name="P3">Centroid 1 [9.7833, 6.71]</text:p>
      <text:p text:style-name="P3">Centroid 2 [3.3667, 8.45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5</text:p>
      <text:p text:style-name="P3">Centroid 0 [4.0, 20.0]</text:p>
      <text:p text:style-name="P3">Centroid 1 [10.2611, 6.57]</text:p>
      <text:p text:style-name="P3">Centroid 2 [3.4733, 8.4917]</text:p>
      <text:p text:style-name="P3">Point: <text:s/>0 Cluster: 2</text:p>
      <text:p text:style-name="P3"/>
      <text:p text:style-name="P3">Iteration <text:s/>1</text:p>
      <text:p text:style-name="P3">Centroid 0 [4.0, 20.0]</text:p>
      <text:p text:style-name="P3">Centroid 1 [7.0, 7.6]</text:p>
      <text:p text:style-name="P3">Centroid 2 [2.0, 4.5]</text:p>
      <text:p text:style-name="P3">Point: <text:s/>0 Cluster: 0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1</text:p>
      <text:p text:style-name="P3"/>
      <text:p text:style-name="P3">Iteration <text:s/>2</text:p>
      <text:p text:style-name="P3">Centroid 0 [4.0, 20.0]</text:p>
      <text:p text:style-name="P3">Centroid 1 [7.4, 7.52]</text:p>
      <text:p text:style-name="P3">Centroid 2 [2.3333, 7.166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1</text:p>
      <text:p text:style-name="P3"/>
      <text:p text:style-name="P3">Iteration <text:s/>3</text:p>
      <text:p text:style-name="P3"><text:soft-page-break/>Centroid 0 [4.0, 20.0]</text:p>
      <text:p text:style-name="P3">Centroid 1 [8.35, 7.13]</text:p>
      <text:p text:style-name="P3">Centroid 2 [2.8333, 8.291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1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4</text:p>
      <text:p text:style-name="P3">Centroid 0 [4.0, 20.0]</text:p>
      <text:p text:style-name="P3">Centroid 1 [9.7833, 6.71]</text:p>
      <text:p text:style-name="P3">Centroid 2 [3.3667, 8.45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5</text:p>
      <text:p text:style-name="P3">Centroid 0 [4.0, 20.0]</text:p>
      <text:p text:style-name="P3">Centroid 1 [10.2611, 6.57]</text:p>
      <text:p text:style-name="P3">Centroid 2 [3.4733, 8.491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6</text:p>
      <text:p text:style-name="P3">Centroid 0 [4.0, 20.0]</text:p>
      <text:p text:style-name="P3">Centroid 1 [10.4204, 6.5233]</text:p>
      <text:p text:style-name="P3">Centroid 2 [3.4947, 8.49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7</text:p>
      <text:p text:style-name="P3">Centroid 0 [4.0, 20.0]</text:p>
      <text:p text:style-name="P3">Centroid 1 [10.4735, 6.5078]</text:p>
      <text:p text:style-name="P3">Centroid 2 [3.4989, 8.499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<text:soft-page-break/>Point: <text:s/>7 Cluster: 2</text:p>
      <text:p text:style-name="P3"/>
      <text:p text:style-name="P3">Iteration <text:s/>8</text:p>
      <text:p text:style-name="P3">Centroid 0 [4.0, 20.0]</text:p>
      <text:p text:style-name="P3">Centroid 1 [10.4912, 6.5026]</text:p>
      <text:p text:style-name="P3">Centroid 2 [3.4998, 8.4999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9</text:p>
      <text:p text:style-name="P3">Centroid 0 [4.0, 20.0]</text:p>
      <text:p text:style-name="P3">Centroid 1 [10.4971, 6.5009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0</text:p>
      <text:p text:style-name="P3">Centroid 0 [4.0, 20.0]</text:p>
      <text:p text:style-name="P3">Centroid 1 [10.499, 6.5003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1</text:p>
      <text:p text:style-name="P3">Centroid 0 [4.0, 20.0]</text:p>
      <text:p text:style-name="P3">Centroid 1 [10.4997, 6.5001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2</text:p>
      <text:p text:style-name="P3">Centroid 0 [4.0, 20.0]</text:p>
      <text:p text:style-name="P3">Centroid 1 [10.4999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<text:soft-page-break/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3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4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5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6</text:p>
      <text:p text:style-name="P3">Centroid 0 [4.0, 20.0]</text:p>
      <text:p text:style-name="P3">Centroid 1 [10.4204, 6.5233]</text:p>
      <text:p text:style-name="P3">Centroid 2 [3.4947, 8.49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<text:soft-page-break/>Point: <text:s/>7 Cluster: 2</text:p>
      <text:p text:style-name="P3"/>
      <text:p text:style-name="P3">Iteration <text:s/>7</text:p>
      <text:p text:style-name="P3">Centroid 0 [4.0, 20.0]</text:p>
      <text:p text:style-name="P3">Centroid 1 [10.4735, 6.5078]</text:p>
      <text:p text:style-name="P3">Centroid 2 [3.4989, 8.499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8</text:p>
      <text:p text:style-name="P3">Centroid 0 [4.0, 20.0]</text:p>
      <text:p text:style-name="P3">Centroid 1 [10.4912, 6.5026]</text:p>
      <text:p text:style-name="P3">Centroid 2 [3.4998, 8.4999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9</text:p>
      <text:p text:style-name="P3">Centroid 0 [4.0, 20.0]</text:p>
      <text:p text:style-name="P3">Centroid 1 [10.4971, 6.5009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0</text:p>
      <text:p text:style-name="P3">Centroid 0 [4.0, 20.0]</text:p>
      <text:p text:style-name="P3">Centroid 1 [10.499, 6.5003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1</text:p>
      <text:p text:style-name="P3">Centroid 0 [4.0, 20.0]</text:p>
      <text:p text:style-name="P3">Centroid 1 [10.4997, 6.5001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<text:soft-page-break/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2</text:p>
      <text:p text:style-name="P3">Centroid 0 [4.0, 20.0]</text:p>
      <text:p text:style-name="P3">Centroid 1 [10.4999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3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4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5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>Point: <text:s/>6 Cluster: 2</text:p>
      <text:p text:style-name="P3">Point: <text:s/>7 Cluster: 2</text:p>
      <text:p text:style-name="P3"/>
      <text:p text:style-name="P3">Iteration <text:s/>4</text:p>
      <text:p text:style-name="P3">Centroid 0 [4.0, 20.0]</text:p>
      <text:p text:style-name="P3">Centroid 1 [9.7833, 6.71]</text:p>
      <text:p text:style-name="P3"><text:soft-page-break/>Centroid 2 [3.3667, 8.45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5</text:p>
      <text:p text:style-name="P3">Centroid 0 [4.0, 20.0]</text:p>
      <text:p text:style-name="P3">Centroid 1 [10.2611, 6.57]</text:p>
      <text:p text:style-name="P3">Centroid 2 [3.4733, 8.491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6</text:p>
      <text:p text:style-name="P3">Centroid 0 [4.0, 20.0]</text:p>
      <text:p text:style-name="P3">Centroid 1 [10.4204, 6.5233]</text:p>
      <text:p text:style-name="P3">Centroid 2 [3.4947, 8.4983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7</text:p>
      <text:p text:style-name="P3">Centroid 0 [4.0, 20.0]</text:p>
      <text:p text:style-name="P3">Centroid 1 [10.4735, 6.5078]</text:p>
      <text:p text:style-name="P3">Centroid 2 [3.4989, 8.4997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8</text:p>
      <text:p text:style-name="P3">Centroid 0 [4.0, 20.0]</text:p>
      <text:p text:style-name="P3">Centroid 1 [10.4912, 6.5026]</text:p>
      <text:p text:style-name="P3">Centroid 2 [3.4998, 8.4999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<text:soft-page-break/>Iteration <text:s/>9</text:p>
      <text:p text:style-name="P3">Centroid 0 [4.0, 20.0]</text:p>
      <text:p text:style-name="P3">Centroid 1 [10.4971, 6.5009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0</text:p>
      <text:p text:style-name="P3">Centroid 0 [4.0, 20.0]</text:p>
      <text:p text:style-name="P3">Centroid 1 [10.499, 6.5003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1</text:p>
      <text:p text:style-name="P3">Centroid 0 [4.0, 20.0]</text:p>
      <text:p text:style-name="P3">Centroid 1 [10.4997, 6.5001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2</text:p>
      <text:p text:style-name="P3">Centroid 0 [4.0, 20.0]</text:p>
      <text:p text:style-name="P3">Centroid 1 [10.4999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3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<text:soft-page-break/>Point: <text:s/>6 Cluster: 2</text:p>
      <text:p text:style-name="P3">Point: <text:s/>7 Cluster: 2</text:p>
      <text:p text:style-name="P3"/>
      <text:p text:style-name="P3">Iteration <text:s/>14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</text:p>
      <text:p text:style-name="P3"/>
      <text:p text:style-name="P3">Iteration <text:s/>15</text:p>
      <text:p text:style-name="P3">Centroid 0 [4.0, 20.0]</text:p>
      <text:p text:style-name="P3">Centroid 1 [10.5, 6.5]</text:p>
      <text:p text:style-name="P3">Centroid 2 [3.5, 8.5]</text:p>
      <text:p text:style-name="P3">Point: <text:s/>0 Cluster: 2</text:p>
      <text:p text:style-name="P3">Point: <text:s/>1 Cluster: 2</text:p>
      <text:p text:style-name="P3">Point: <text:s/>2 Cluster: 1</text:p>
      <text:p text:style-name="P3">Point: <text:s/>3 Cluster: 2</text:p>
      <text:p text:style-name="P3">Point: <text:s/>4 Cluster: 1</text:p>
      <text:p text:style-name="P3">Point: <text:s/>5 Cluster: 1</text:p>
      <text:p text:style-name="P3">Point: <text:s/>6 Cluster: 2</text:p>
      <text:p text:style-name="P3">Point: <text:s/>7 Cluster: 2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<text:soft-page-break/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<text:soft-page-break/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<text:soft-page-break/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<text:soft-page-break/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<text:soft-page-break/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<text:soft-page-break/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<text:soft-page-break/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<text:soft-page-break/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<text:soft-page-break/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<text:soft-page-break/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/>
      <text:p text:style-name="P2"><text:soft-page-break/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<text:soft-page-break/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<text:soft-page-break/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<text:soft-page-break/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<text:soft-page-break/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<text:soft-page-break/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<text:soft-page-break/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<text:soft-page-break/></text:p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<text:soft-page-break/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<text:soft-page-break/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/>
      <text:p text:style-name="P2">Iteration <text:s/>1</text:p>
      <text:p text:style-name="P2">Centroid 0 [4.0, 20.0]</text:p>
      <text:p text:style-name="P2">Centroid 1 [7.0, 7.6]</text:p>
      <text:p text:style-name="P2">Centroid 2 [2.0, 4.5]</text:p>
      <text:p text:style-name="P2">Point: <text:s/>0 Cluster: 0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2</text:p>
      <text:p text:style-name="P2">Centroid 0 [4.0, 20.0]</text:p>
      <text:p text:style-name="P2">Centroid 1 [7.4, 7.52]</text:p>
      <text:p text:style-name="P2">Centroid 2 [2.3333, 7.166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1</text:p>
      <text:p text:style-name="P2"/>
      <text:p text:style-name="P2">Iteration <text:s/>3</text:p>
      <text:p text:style-name="P2">Centroid 0 [4.0, 20.0]</text:p>
      <text:p text:style-name="P2">Centroid 1 [8.35, 7.13]</text:p>
      <text:p text:style-name="P2">Centroid 2 [2.8333, 8.2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1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4</text:p>
      <text:p text:style-name="P2">Centroid 0 [4.0, 20.0]</text:p>
      <text:p text:style-name="P2">Centroid 1 [9.7833, 6.71]</text:p>
      <text:p text:style-name="P2">Centroid 2 [3.3667, 8.45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<text:soft-page-break/>Iteration <text:s/>5</text:p>
      <text:p text:style-name="P2">Centroid 0 [4.0, 20.0]</text:p>
      <text:p text:style-name="P2">Centroid 1 [10.2611, 6.57]</text:p>
      <text:p text:style-name="P2">Centroid 2 [3.4733, 8.491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6</text:p>
      <text:p text:style-name="P2">Centroid 0 [4.0, 20.0]</text:p>
      <text:p text:style-name="P2">Centroid 1 [10.4204, 6.5233]</text:p>
      <text:p text:style-name="P2">Centroid 2 [3.4947, 8.4983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7</text:p>
      <text:p text:style-name="P2">Centroid 0 [4.0, 20.0]</text:p>
      <text:p text:style-name="P2">Centroid 1 [10.4735, 6.5078]</text:p>
      <text:p text:style-name="P2">Centroid 2 [3.4989, 8.4997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8</text:p>
      <text:p text:style-name="P2">Centroid 0 [4.0, 20.0]</text:p>
      <text:p text:style-name="P2">Centroid 1 [10.4912, 6.5026]</text:p>
      <text:p text:style-name="P2">Centroid 2 [3.4998, 8.4999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9</text:p>
      <text:p text:style-name="P2">Centroid 0 [4.0, 20.0]</text:p>
      <text:p text:style-name="P2">Centroid 1 [10.4971, 6.5009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<text:soft-page-break/>Point: <text:s/>6 Cluster: 2</text:p>
      <text:p text:style-name="P2">Point: <text:s/>7 Cluster: 2</text:p>
      <text:p text:style-name="P2"/>
      <text:p text:style-name="P2">Iteration <text:s/>10</text:p>
      <text:p text:style-name="P2">Centroid 0 [4.0, 20.0]</text:p>
      <text:p text:style-name="P2">Centroid 1 [10.499, 6.5003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1</text:p>
      <text:p text:style-name="P2">Centroid 0 [4.0, 20.0]</text:p>
      <text:p text:style-name="P2">Centroid 1 [10.4997, 6.5001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2</text:p>
      <text:p text:style-name="P2">Centroid 0 [4.0, 20.0]</text:p>
      <text:p text:style-name="P2">Centroid 1 [10.4999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3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<text:soft-page-break/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Iteration <text:s/>14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/>
      <text:p text:style-name="P2">Iteration <text:s/>15</text:p>
      <text:p text:style-name="P2">Centroid 0 [4.0, 20.0]</text:p>
      <text:p text:style-name="P2">Centroid 1 [10.5, 6.5]</text:p>
      <text:p text:style-name="P2">Centroid 2 [3.5, 8.5]</text:p>
      <text:p text:style-name="P2">Point: <text:s/>0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2">Point: <text:s/>1 Cluster: 2</text:p>
      <text:p text:style-name="P2">Point: <text:s/>2 Cluster: 1</text:p>
      <text:p text:style-name="P2">Point: <text:s/>3 Cluster: 2</text:p>
      <text:p text:style-name="P2">Point: <text:s/>4 Cluster: 1</text:p>
      <text:p text:style-name="P2">Point: <text:s/>5 Cluster: 1</text:p>
      <text:p text:style-name="P2">Point: <text:s/>6 Cluster: 2</text:p>
      <text:p text:style-name="P2">Point: <text:s/>7 Cluster: 2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1:06:07.307539888</meta:creation-date>
    <dc:date>2022-12-23T11:08:32.524488926</dc:date>
    <meta:editing-duration>PT2M25S</meta:editing-duration>
    <meta:editing-cycles>1</meta:editing-cycles>
    <meta:document-statistic meta:table-count="0" meta:image-count="0" meta:object-count="0" meta:page-count="52" meta:paragraph-count="2943" meta:word-count="11267" meta:character-count="61102" meta:non-whitespace-character-count="50215"/>
    <meta:generator>LibreOffice/7.3.7.2$Linux_X86_64 LibreOffice_project/30$Build-2</meta:generator>
  </office:meta>
</office:document-meta>
</file>